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S Gothic" svg:font-family="'MS Gothic', 'ＭＳ ゴシック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List_20_Paragraph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 Intake Demo Information</text:p>
      <text:p text:style-name="Standard"/>
      <text:p text:style-name="Standard">System information:</text:p>
      <text:list xml:id="list2321675085639734002" text:style-name="L1">
        <text:list-item>
          <text:p text:style-name="P1">Oracle Virtual Box</text:p>
        </text:list-item>
        <text:list-item>
          <text:p text:style-name="P1">CentOS 6</text:p>
          <text:list>
            <text:list-header>
              <text:p text:style-name="P1">usr/pwd <text:s/>root/pathway</text:p>
            </text:list-header>
          </text:list>
        </text:list-item>
      </text:list>
      <text:p text:style-name="Standard"/>
      <text:p text:style-name="Standard">Development environment:</text:p>
      <text:list xml:id="list8879789382672446240" text:style-name="L2">
        <text:list-item>
          <text:p text:style-name="P2">JDK 1.7</text:p>
          <text:list>
            <text:list-header>
              <text:p text:style-name="P2">JAVA_HOME=usr/java/jdk1/.7.0_75</text:p>
            </text:list-header>
          </text:list>
        </text:list-item>
        <text:list-item>
          <text:p text:style-name="P2">Tomcat 7.0.59</text:p>
          <text:list>
            <text:list-header>
              <text:p text:style-name="P2">usr/share/apache-tomcat-7.0.59</text:p>
            </text:list-header>
          </text:list>
        </text:list-item>
        <text:list-item>
          <text:p text:style-name="P2">Eclipse </text:p>
          <text:list>
            <text:list-header>
              <text:p text:style-name="P2">Eclipse IDE for java EE developers</text:p>
            </text:list-header>
          </text:list>
        </text:list-item>
        <text:list-item>
          <text:p text:style-name="P2">Application</text:p>
          <text:list>
            <text:list-header>
              <text:p text:style-name="P2">Client Intake Demo</text:p>
            </text:list-header>
          </text:list>
        </text:list-item>
      </text:list>
      <text:p text:style-name="Standard"/>
      <text:list xml:id="list31258769" text:continue-numbering="true" text:style-name="L2">
        <text:list-item>
          <text:list>
            <text:list-header>
              <text:p text:style-name="P2">Deployment Steps</text:p>
            </text:list-header>
            <text:list-item>
              <text:p text:style-name="P3">Be Sure JDK and Apache Tomcat Server is Running properly.</text:p>
            </text:list-item>
            <text:list-item>
              <text:p text:style-name="P3">Copy the OpenHMIS-master.war <text:s/>and Intakedemo.war files in <text:s/>“usr/share/apache-tomcat-7.0.59/webapps” <text:s text:c="2"/>folder.</text:p>
            </text:list-item>
            <text:list-item>
              <text:p text:style-name="P3">After copying those wars restart the Tomcat Server.</text:p>
            </text:list-item>
            <text:list-item>
              <text:p text:style-name="P3">The application can be accessible using the URL</text:p>
              <text:p text:style-name="P2"/>
            </text:list-item>
          </text:list>
        </text:list-item>
        <text:list-item>
          <text:p text:style-name="P2">Mysql-server with OPENHMIS2 schema (Golden DB)</text:p>
          <text:list>
            <text:list-header>
              <text:p text:style-name="P2">usr/pwd root/NO PASSWORD</text:p>
              <text:p text:style-name="P2"/>
              <text:p text:style-name="P2"/>
            </text:list-header>
          </text:list>
        </text:list-item>
      </text:list>
      <text:p text:style-name="Standard">Access application at:</text:p>
      <text:p text:style-name="Standard"><text:span text:style-name="Internet_20_link">http://&lt;SERVER</text:span> IP&gt;:/Port Number/Intakedemo/login</text:p>
      <text:p text:style-name="Standard">Here is: <text:a xlink:type="simple" xlink:href="http://localhost:8080/Intakedemo/login" text:style-name="Internet_20_link" text:visited-style-name="Visited_20_Internet_20_Link">http://localhost:8080/Intakedemo/login</text:a></text:p>
      <text:p text:style-name="Standard">NOTE: The login usr/pwd can be found in OPENHMIS2 schema.</text:p>
      <text:list xml:id="list31258323" text:continue-numbering="true" text:style-name="L2">
        <text:list-item>
          <text:list>
            <text:list-header>
              <text:p text:style-name="P2"><text:tab/></text:p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S Gothic" svg:font-family="'MS Gothic', 'ＭＳ ゴシック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6T16:32:50.77</meta:creation-date>
    <dc:date>2015-04-10T11:10:50.34</dc:date>
    <meta:editing-duration>PT1H4M12S</meta:editing-duration>
    <meta:editing-cycles>14</meta:editing-cycles>
    <meta:generator>OpenOffice/4.1.1$Win32 OpenOffice.org_project/411m6$Build-9775</meta:generator>
    <meta:document-statistic meta:table-count="0" meta:image-count="0" meta:object-count="0" meta:page-count="1" meta:paragraph-count="26" meta:word-count="108" meta:character-count="819"/>
  </office:meta>
</office:document-meta>
</file>